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dc90c" officeooo:paragraph-rsid="001dc90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c90c" officeooo:paragraph-rsid="001dc90c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8605" officeooo:paragraph-rsid="001f8605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officeooo:rsid="001f8605" officeooo:paragraph-rsid="002123ec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23ec" officeooo:paragraph-rsid="002123ec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2pt" officeooo:rsid="002123ec" officeooo:paragraph-rsid="00227831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12pt" officeooo:rsid="002123ec" officeooo:paragraph-rsid="0023fd96" style:font-size-asian="17.5pt" style:font-size-complex="20pt"/>
    </style:style>
    <style:style style:name="P8" style:family="paragraph" style:parent-style-name="Standard" style:master-page-name="">
      <loext:graphic-properties draw:fill="none"/>
      <style:paragraph-properties fo:margin-left="0cm" fo:margin-right="-1cm" fo:text-align="start" style:justify-single-word="false" fo:text-indent="0cm" style:auto-text-indent="false" style:page-number="auto" fo:background-color="transparent"/>
      <style:text-properties fo:font-size="12pt" officeooo:rsid="002123ec" officeooo:paragraph-rsid="0023fd96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12pt" officeooo:rsid="002123ec" officeooo:paragraph-rsid="0027d061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123ec" officeooo:paragraph-rsid="002a8086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7d061" officeooo:paragraph-rsid="0027d061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a8086" officeooo:paragraph-rsid="002a8086" style:font-size-asian="17.5pt" style:font-size-complex="20pt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>
      <style:paragraph-properties fo:text-align="start" style:justify-single-word="false"/>
      <style:text-properties fo:font-size="12pt" officeooo:rsid="002123ec" officeooo:paragraph-rsid="0027d061" style:font-size-asian="17.5pt" style:font-size-complex="20pt"/>
    </style:style>
    <style:style style:name="T1" style:family="text">
      <style:text-properties officeooo:rsid="001e410b"/>
    </style:style>
    <style:style style:name="T2" style:family="text">
      <style:text-properties officeooo:rsid="00209d8b"/>
    </style:style>
    <style:style style:name="T3" style:family="text">
      <style:text-properties officeooo:rsid="002123ec"/>
    </style:style>
    <style:style style:name="T4" style:family="text">
      <style:text-properties officeooo:rsid="00227831"/>
    </style:style>
    <style:style style:name="T5" style:family="text">
      <style:text-properties officeooo:rsid="0022c2d6"/>
    </style:style>
    <style:style style:name="T6" style:family="text">
      <style:text-properties officeooo:rsid="0023fd96"/>
    </style:style>
    <style:style style:name="T7" style:family="text">
      <style:text-properties officeooo:rsid="0024e9cf"/>
    </style:style>
    <style:style style:name="T8" style:family="text">
      <style:text-properties officeooo:rsid="002657d6"/>
    </style:style>
    <style:style style:name="T9" style:family="text">
      <style:text-properties officeooo:rsid="0027d061"/>
    </style:style>
    <style:style style:name="T10" style:family="text">
      <style:text-properties officeooo:rsid="002a8086"/>
    </style:style>
    <style:style style:name="T11" style:family="text">
      <style:text-properties officeooo:rsid="002b5fc0"/>
    </style:style>
    <style:style style:name="T12" style:family="text">
      <style:text-properties officeooo:rsid="002d207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che Beispiele, CSV Dateien</text:p>
      <text:p text:style-name="P1"/>
      <text:p text:style-name="P2">- <text:span text:style-name="T1">Beispiele an verschiedenen Caches:</text:span></text:p>
      <text:p text:style-name="P2"/>
      <text:p text:style-name="P2"/>
      <text:p text:style-name="P3">(Notizen : eine Adresse ist immer 32 Bit, <text:span text:style-name="T3">A</text:span>nzahl der Sets und Größe der Lines in Bytes sind immer 2er Potenzen)</text:p>
      <text:p text:style-name="P2"/>
      <text:p text:style-name="P3">1.Beispiel:<text:tab/>(eine Art 4*<text:span text:style-name="T2">8</text:span> Cache)</text:p>
      <text:p text:style-name="P3"><text:tab/>-directmapped</text:p>
      <text:p text:style-name="P3"><text:tab/>-cacheline-size = <text:span text:style-name="T2">16 (für die 32 Bits)</text:span></text:p>
      <text:p text:style-name="P3"><text:tab/>-<text:span text:style-name="T2">cachelines = 8</text:span></text:p>
      <text:p text:style-name="P3"/>
      <text:p text:style-name="P3"><text:tab/>-<text:span text:style-name="T2">offset-Bits = </text:span><text:span text:style-name="T3">4</text:span></text:p>
      <text:p text:style-name="P3"><text:tab/>-<text:span text:style-name="T3">Index-Bits = 3</text:span></text:p>
      <text:p text:style-name="P3"><text:tab/>-<text:span text:style-name="T3">Tag-Bits = 25</text:span></text:p>
      <text:p text:style-name="P5">32 Bit-Adresse → | 25 Tag | 3 Index | 4 Offset |</text:p>
      <text:p text:style-name="P5"/>
      <text:p text:style-name="P5">10 Write/Read Befehle:</text:p>
      <text:p text:style-name="P5"/>
      <text:p text:style-name="P5">- W, 0<text:span text:style-name="T4">x</text:span>0 , <text:span text:style-name="T6">0xFFFFFFF</text:span> <text:span text:style-name="T4">(1) <text:tab/>(speichert in der ersten </text:span><text:span text:style-name="T5">Z</text:span><text:span text:style-name="T4">eile in den ersten </text:span><text:span text:style-name="T6">28</text:span><text:span text:style-name="T4"> bit) ~Miss</text:span></text:p>
      <text:p text:style-name="P7">- W, <text:span text:style-name="T4">0x4, <text:s text:c="2"/></text:span><text:span text:style-name="T6">0xFFFFFFFF</text:span><text:span text:style-name="T4"> (2)<text:tab/>(speichert in der ersten </text:span><text:span text:style-name="T5">Z</text:span><text:span text:style-name="T4">eile in den zweiten 32 bit) ~</text:span><text:span text:style-name="T5">Hit</text:span></text:p>
      <text:p text:style-name="P6">- <text:span text:style-name="T4">R, <text:s/></text:span><text:span text:style-name="T5">0x10 <text:s text:c="2"/>(3)<text:tab/>(versucht in der zweiten Zeile zu lesen) ~Miss (Error?)</text:span></text:p>
      <text:p text:style-name="P8">- <text:span text:style-name="T5">W, </text:span><text:span text:style-name="T6">0xF, 0xFFFFFFFF <text:s/>(4) (schreibt in das letzte byte der erste Zeile sollte die 2. Zeile dann füllen) ~Hit</text:span></text:p>
      <text:p text:style-name="P5">- <text:span text:style-name="T6">W, </text:span><text:span text:style-name="T7">0x7F, 0xFF (5) (schreibt in die letzte Zeile ins letzte byte dann sollte es wieder ins erste schreiben) ~Miss</text:span></text:p>
      <text:p text:style-name="P5">- <text:span text:style-name="T7">W, 0x20, 0xFFFF (6) (macht die ersten vier bytes in der 3. Zeile mit einsen voll) ~Miss</text:span></text:p>
      <text:p text:style-name="P5">- <text:span text:style-name="T7">W, 0x22, 0xAAFF (7) (sollte das 3. und 4. Byte überschreiben und das 5. und 6. auch füllen) ~Hit</text:span></text:p>
      <text:p text:style-name="P5">- <text:span text:style-name="T8">W</text:span><text:span text:style-name="T7">, <text:s/></text:span><text:span text:style-name="T8">0x30, 0xFF (8) (macht in der 4. Zeile das erste Byte mit 1en voll) ~Miss</text:span></text:p>
      <text:p text:style-name="P5">- <text:span text:style-name="T8">R, 0x2D (9) (liest nur Nullen und dann die ganzen einsen aus der 4. Zeile) ~Hit</text:span></text:p>
      <text:p text:style-name="P5">- <text:span text:style-name="T8">R, 0x22 (10) (sollte (7) lesen) ~Hit</text:span></text:p>
      <text:p text:style-name="P5"/>
      <text:p text:style-name="P5"/>
      <text:p text:style-name="P11">1.2. Beispiel: <text:tab/>(4*4 Cache)</text:p>
      <text:p text:style-name="P11"><text:tab/>-directmapped</text:p>
      <text:p text:style-name="P11"><text:tab/>-cacheline-size = 16</text:p>
      <text:p text:style-name="P11"><text:tab/>-cachlines = 4</text:p>
      <text:p text:style-name="P11"><text:tab/></text:p>
      <text:p text:style-name="P11"><text:tab/>-offset Bits: 4</text:p>
      <text:p text:style-name="P11"><text:tab/>-index Bits: 2</text:p>
      <text:p text:style-name="P11"><text:tab/>-Tag Bits: 26<text:tab/></text:p>
      <text:p text:style-name="P9">32 Bit-Adresse → | 2<text:span text:style-name="T9">6</text:span> Tag | <text:span text:style-name="T9">2</text:span> Index | 4 Offset |</text:p>
      <text:p text:style-name="P22">W, 0x0, 0xFFFFFFFF</text:p>
      <text:list text:style-name="L3">
        <text:list-item>
          <text:p text:style-name="P13">W, 0xC, 0xAAAAAAAA (Schreiben an das Ende von Zeile 0)</text:p>
        </text:list-item>
      </text:list>
      <text:list text:style-name="L4">
        <text:list-item>
          <text:p text:style-name="P14">W, 0x10, 0x12345678 (Schreiben am Anfang von Zeile 1)</text:p>
        </text:list-item>
      </text:list>
      <text:list text:style-name="L5">
        <text:list-item>
          <text:p text:style-name="P15">R, 0xE (Lesen über die Grenze von Zeile 0 und Zeile 1)</text:p>
        </text:list-item>
      </text:list>
      <text:list text:style-name="L6">
        <text:list-item>
          <text:p text:style-name="P16">W, 0x1C, 0x87654321 (Schreiben am Ende von Zeile 1 und Anfang von Zeile 2)</text:p>
        </text:list-item>
      </text:list>
      <text:list text:style-name="L7">
        <text:list-item>
          <text:p text:style-name="P17">R, 0x1F (Lesen über die Grenze von Zeile 1 und Zeile 2)</text:p>
        </text:list-item>
      </text:list>
      <text:list text:style-name="L8">
        <text:list-item>
          <text:p text:style-name="P18">W, 0x2F, 0xABCDEF01 (Schreiben am Ende von Zeile 2 und Anfang von Zeile 3)</text:p>
        </text:list-item>
      </text:list>
      <text:list text:style-name="L9">
        <text:list-item>
          <text:p text:style-name="P19"><text:soft-page-break/>R, 0x2E (Lesen über die Grenze von Zeile 2 und Zeile 3)</text:p>
        </text:list-item>
      </text:list>
      <text:list text:style-name="L10">
        <text:list-item>
          <text:p text:style-name="P20">W, 0x3E, 0xBEEFCAFE (Schreiben am Ende von Zeile 3 und Anfang von Zeile 0)</text:p>
        </text:list-item>
      </text:list>
      <text:list text:style-name="L11">
        <text:list-item>
          <text:p text:style-name="P21">R, 0x3D (Lesen über die Grenze von Zeile 3 und Zeile 0)</text:p>
          <text:p text:style-name="P21"/>
        </text:list-item>
      </text:list>
      <text:p text:style-name="P4"><text:span text:style-name="T3">2</text:span>.Beispiel:<text:tab/>(eine Art 4*<text:span text:style-name="T2">8</text:span> Cache)</text:p>
      <text:p text:style-name="P4"><text:tab/>-<text:span text:style-name="T3">4 fach assoziativ</text:span></text:p>
      <text:p text:style-name="P4"><text:tab/>-cacheline-size = <text:span text:style-name="T2">16 (für die 32 Bits)</text:span></text:p>
      <text:p text:style-name="P4"><text:tab/>-<text:span text:style-name="T2">cachelines = 8</text:span></text:p>
      <text:p text:style-name="P4"><text:tab/>-<text:span text:style-name="T3">cachesets = 2</text:span></text:p>
      <text:p text:style-name="P4"/>
      <text:p text:style-name="P4"><text:tab/>-<text:span text:style-name="T2">offset-Bits = </text:span><text:span text:style-name="T3">4</text:span></text:p>
      <text:p text:style-name="P4"><text:tab/>-<text:span text:style-name="T3">Index-Bits = 1</text:span></text:p>
      <text:p text:style-name="P4"><text:tab/>-<text:span text:style-name="T3">Tag-Bits = 25</text:span></text:p>
      <text:p text:style-name="P5">32 Bit-Adresse → | 27 Tag | 1 Index | 4 Offset |</text:p>
      <text:p text:style-name="P5"/>
      <text:p text:style-name="P5">- <text:span text:style-name="T10">W, 0x0, 0xFFFFFFFF (1) (füllt die 1. Zeile, 32 Bit mit einsen auf) ~Miss</text:span></text:p>
      <text:p text:style-name="P10">- <text:span text:style-name="T10">W, 0x0, 0xFFFFFFFF (2) (füllt die 2. Zeile, 32 Bit mit einsen auf) ~Miss</text:span></text:p>
      <text:p text:style-name="P10">- <text:span text:style-name="T10">W, 0x0, 0xFFFFFFFF (3) (füllt die 3. Zeile, 32 Bit mit einsen auf) ~Miss</text:span></text:p>
      <text:p text:style-name="P10">- <text:span text:style-name="T10">W, 0x0, 0xFFFFFFFF (4) (füllt die 4. Zeile, 32 Bit mit einsen auf) ~Miss</text:span></text:p>
      <text:p text:style-name="P12">!!sollten alle richtig machen wegen der LRU!!</text:p>
      <text:p text:style-name="P12">- W, 0x0, 0xAAAAAAAA (5) (sollte in die 1. Zeile schreiben wegen der LRU) ~Hit</text:p>
      <text:p text:style-name="P12">- W, 0x0<text:span text:style-name="T11">F 0xAA (6) (sollte in die 2. Zeile am Ende schreiben und entweder neues Set oder ka) ~Hit</text:span></text:p>
      <text:p text:style-name="P12">- <text:span text:style-name="T11">R, 0x0 (7) (sollte aus der ersten Zeile lesen da direkt der Tag übereinstimmt) ~Hit</text:span></text:p>
      <text:p text:style-name="P12">- <text:span text:style-name="T11">R, 0x1 (8) (sollte einen Miss geben und den Tag aber reinschreiben und den wert auch laden) ~Miss</text:span></text:p>
      <text:p text:style-name="P12">- <text:span text:style-name="T11">W, 0x1E, 0xFFF </text:span><text:span text:style-name="T12">(9) </text:span><text:span text:style-name="T11">(sollte in letzten zwei Bytes der 2. Zeile des 2. Sets schreiben </text:span><text:span text:style-name="T12">und 1 in der 3. Zeile, sollen die Tags in der 3. Zeile auch gesetzt werden und der LRU auch)</text:span></text:p>
      <text:p text:style-name="P12">- <text:span text:style-name="T12">W, 0x10, 0xFFF (10) (soll jetzt in die 3. oder 4. Zeile geschrieben werden wegen der LRU?)</text:span></text:p>
      <text:p text:style-name="P12">-<text:span text:style-name="T12">R 0xF (11) (Zeilenübergreifende Reads sind cracked → gehen wir nach der LRU, wenn ja was machen wir bei 4? Und was machen wir in einem neuen Set?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8:28:08.256707549</meta:creation-date>
    <dc:date>2024-07-15T01:51:20.677078141</dc:date>
    <meta:editing-duration>PT3M58S</meta:editing-duration>
    <meta:editing-cycles>1</meta:editing-cycles>
    <meta:document-statistic meta:table-count="0" meta:image-count="0" meta:object-count="0" meta:page-count="2" meta:paragraph-count="63" meta:word-count="656" meta:character-count="3323" meta:non-whitespace-character-count="2708"/>
    <meta:generator>LibreOffice/24.2.4.2$Linux_X86_64 LibreOffice_project/420$Build-2</meta:generator>
  </office:meta>
</office:document-meta>
</file>